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g_200_2_lo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ubble</text:p>
          </table:table-cell>
          <table:table-cell office:value-type="float" office:value="0.526673" calcext:value-type="float">
            <text:p>0,526673</text:p>
          </table:table-cell>
          <table:table-cell/>
          <table:table-cell table:formula="of:=[.B1]" office:value-type="float" office:value="0.526673" calcext:value-type="float">
            <text:p>0,526673</text:p>
          </table:table-cell>
          <table:table-cell table:formula="of:=[.B2]" office:value-type="float" office:value="0.001058" calcext:value-type="float">
            <text:p>0,001058</text:p>
          </table:table-cell>
          <table:table-cell table:formula="of:=[.B3]" office:value-type="float" office:value="0.527746" calcext:value-type="float">
            <text:p>0,527746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1058" calcext:value-type="float">
            <text:p>0,001058</text:p>
          </table:table-cell>
          <table:table-cell/>
          <table:table-cell table:formula="of:=[.B5]" office:value-type="float" office:value="0.509347" calcext:value-type="float">
            <text:p>0,509347</text:p>
          </table:table-cell>
          <table:table-cell table:formula="of:=[.B6]" office:value-type="float" office:value="0.000898" calcext:value-type="float">
            <text:p>0,000898</text:p>
          </table:table-cell>
          <table:table-cell table:formula="of:=[.B7]" office:value-type="float" office:value="0.510259" calcext:value-type="float">
            <text:p>0,51025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527746" calcext:value-type="float">
            <text:p>0,527746</text:p>
          </table:table-cell>
          <table:table-cell/>
          <table:table-cell table:formula="of:=[.B9]" office:value-type="float" office:value="0.527474" calcext:value-type="float">
            <text:p>0,527474</text:p>
          </table:table-cell>
          <table:table-cell table:formula="of:=[.B10]" office:value-type="float" office:value="0.00089" calcext:value-type="float">
            <text:p>0,00089</text:p>
          </table:table-cell>
          <table:table-cell table:formula="of:=[.B11]" office:value-type="float" office:value="0.528378" calcext:value-type="float">
            <text:p>0,528378</text:p>
          </table:table-cell>
        </table:table-row>
        <table:table-row table:style-name="ro1">
          <table:table-cell table:number-columns-repeated="3"/>
          <table:table-cell table:formula="of:=[.B13]" office:value-type="float" office:value="0.495499" calcext:value-type="float">
            <text:p>0,495499</text:p>
          </table:table-cell>
          <table:table-cell table:formula="of:=[.B14]" office:value-type="float" office:value="0.000811" calcext:value-type="float">
            <text:p>0,000811</text:p>
          </table:table-cell>
          <table:table-cell table:formula="of:=[.B15]" office:value-type="float" office:value="0.496324" calcext:value-type="float">
            <text:p>0,496324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509347" calcext:value-type="float">
            <text:p>0,509347</text:p>
          </table:table-cell>
          <table:table-cell/>
          <table:table-cell table:formula="of:=[.B17]" office:value-type="float" office:value="0.5129" calcext:value-type="float">
            <text:p>0,5129</text:p>
          </table:table-cell>
          <table:table-cell table:formula="of:=[.B18]" office:value-type="float" office:value="0.000904" calcext:value-type="float">
            <text:p>0,000904</text:p>
          </table:table-cell>
          <table:table-cell table:formula="of:=[.B19]" office:value-type="float" office:value="0.513817" calcext:value-type="float">
            <text:p>0,513817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898" calcext:value-type="float">
            <text:p>0,000898</text:p>
          </table:table-cell>
          <table:table-cell/>
          <table:table-cell table:formula="of:=[.B21]" office:value-type="float" office:value="0.557575" calcext:value-type="float">
            <text:p>0,557575</text:p>
          </table:table-cell>
          <table:table-cell table:formula="of:=[.B22]" office:value-type="float" office:value="0.000743" calcext:value-type="float">
            <text:p>0,000743</text:p>
          </table:table-cell>
          <table:table-cell table:formula="of:=[.B23]" office:value-type="float" office:value="0.558333" calcext:value-type="float">
            <text:p>0,55833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510259" calcext:value-type="float">
            <text:p>0,510259</text:p>
          </table:table-cell>
          <table:table-cell/>
          <table:table-cell table:formula="of:=[.B25]" office:value-type="float" office:value="0.605207" calcext:value-type="float">
            <text:p>0,605207</text:p>
          </table:table-cell>
          <table:table-cell table:formula="of:=[.B26]" office:value-type="float" office:value="0.000874" calcext:value-type="float">
            <text:p>0,000874</text:p>
          </table:table-cell>
          <table:table-cell table:formula="of:=[.B27]" office:value-type="float" office:value="0.606094" calcext:value-type="float">
            <text:p>0,606094</text:p>
          </table:table-cell>
        </table:table-row>
        <table:table-row table:style-name="ro1">
          <table:table-cell table:number-columns-repeated="3"/>
          <table:table-cell table:formula="of:=[.B29]" office:value-type="float" office:value="0.633921" calcext:value-type="float">
            <text:p>0,633921</text:p>
          </table:table-cell>
          <table:table-cell table:formula="of:=[.B30]" office:value-type="float" office:value="0.000833" calcext:value-type="float">
            <text:p>0,000833</text:p>
          </table:table-cell>
          <table:table-cell table:formula="of:=[.B31]" office:value-type="float" office:value="0.634767" calcext:value-type="float">
            <text:p>0,634767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527474" calcext:value-type="float">
            <text:p>0,527474</text:p>
          </table:table-cell>
          <table:table-cell/>
          <table:table-cell table:formula="of:=[.B33]" office:value-type="float" office:value="0.489937" calcext:value-type="float">
            <text:p>0,489937</text:p>
          </table:table-cell>
          <table:table-cell table:formula="of:=[.B34]" office:value-type="float" office:value="0.000864" calcext:value-type="float">
            <text:p>0,000864</text:p>
          </table:table-cell>
          <table:table-cell table:formula="of:=[.B35]" office:value-type="float" office:value="0.490816" calcext:value-type="float">
            <text:p>0,490816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89" calcext:value-type="float">
            <text:p>0,00089</text:p>
          </table:table-cell>
          <table:table-cell/>
          <table:table-cell table:formula="of:=[.B37]" office:value-type="float" office:value="0.551675" calcext:value-type="float">
            <text:p>0,551675</text:p>
          </table:table-cell>
          <table:table-cell table:formula="of:=[.B38]" office:value-type="float" office:value="0.000816" calcext:value-type="float">
            <text:p>0,000816</text:p>
          </table:table-cell>
          <table:table-cell table:formula="of:=[.B39]" office:value-type="float" office:value="0.552507" calcext:value-type="float">
            <text:p>0,55250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528378" calcext:value-type="float">
            <text:p>0,528378</text:p>
          </table:table-cell>
          <table:table-cell/>
          <table:table-cell table:formula="of:=[.B41]" office:value-type="float" office:value="0.525312" calcext:value-type="float">
            <text:p>0,525312</text:p>
          </table:table-cell>
          <table:table-cell table:formula="of:=[.B42]" office:value-type="float" office:value="0.000855" calcext:value-type="float">
            <text:p>0,000855</text:p>
          </table:table-cell>
          <table:table-cell table:formula="of:=[.B43]" office:value-type="float" office:value="0.52618" calcext:value-type="float">
            <text:p>0,5261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495499" calcext:value-type="float">
            <text:p>0,495499</text:p>
          </table:table-cell>
          <table:table-cell/>
          <table:table-cell table:formula="of:=SMALL([.D$1:.D$11];1)" office:value-type="float" office:value="0.489937" calcext:value-type="float">
            <text:p>0,489937</text:p>
          </table:table-cell>
          <table:table-cell table:formula="of:=SMALL([.E$1:.E$11];1)" office:value-type="float" office:value="0.000743" calcext:value-type="float">
            <text:p>0,000743</text:p>
          </table:table-cell>
          <table:table-cell table:formula="of:=SMALL([.F$1:.F$11];1)" office:value-type="float" office:value="0.490816" calcext:value-type="float">
            <text:p>0,490816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811" calcext:value-type="float">
            <text:p>0,000811</text:p>
          </table:table-cell>
          <table:table-cell/>
          <table:table-cell table:formula="of:=SMALL([.D$1:.D$11];2)" office:value-type="float" office:value="0.495499" calcext:value-type="float">
            <text:p>0,495499</text:p>
          </table:table-cell>
          <table:table-cell table:formula="of:=SMALL([.E$1:.E$11];2)" office:value-type="float" office:value="0.000811" calcext:value-type="float">
            <text:p>0,000811</text:p>
          </table:table-cell>
          <table:table-cell table:formula="of:=SMALL([.F$1:.F$11];2)" office:value-type="float" office:value="0.496324" calcext:value-type="float">
            <text:p>0,49632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496324" calcext:value-type="float">
            <text:p>0,496324</text:p>
          </table:table-cell>
          <table:table-cell/>
          <table:table-cell table:formula="of:=SMALL([.D$1:.D$11];3)" office:value-type="float" office:value="0.509347" calcext:value-type="float">
            <text:p>0,509347</text:p>
          </table:table-cell>
          <table:table-cell table:formula="of:=SMALL([.E$1:.E$11];3)" office:value-type="float" office:value="0.000816" calcext:value-type="float">
            <text:p>0,000816</text:p>
          </table:table-cell>
          <table:table-cell table:formula="of:=SMALL([.F$1:.F$11];3)" office:value-type="float" office:value="0.510259" calcext:value-type="float">
            <text:p>0,510259</text:p>
          </table:table-cell>
        </table:table-row>
        <table:table-row table:style-name="ro1">
          <table:table-cell table:number-columns-repeated="3"/>
          <table:table-cell table:formula="of:=SMALL([.D$1:.D$11];4)" office:value-type="float" office:value="0.5129" calcext:value-type="float">
            <text:p>0,5129</text:p>
          </table:table-cell>
          <table:table-cell table:formula="of:=SMALL([.E$1:.E$11];4)" office:value-type="float" office:value="0.000833" calcext:value-type="float">
            <text:p>0,000833</text:p>
          </table:table-cell>
          <table:table-cell table:formula="of:=SMALL([.F$1:.F$11];4)" office:value-type="float" office:value="0.513817" calcext:value-type="float">
            <text:p>0,513817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5129" calcext:value-type="float">
            <text:p>0,5129</text:p>
          </table:table-cell>
          <table:table-cell/>
          <table:table-cell table:formula="of:=SMALL([.D$1:.D$11];5)" office:value-type="float" office:value="0.525312" calcext:value-type="float">
            <text:p>0,525312</text:p>
          </table:table-cell>
          <table:table-cell table:formula="of:=SMALL([.E$1:.E$11];5)" office:value-type="float" office:value="0.000855" calcext:value-type="float">
            <text:p>0,000855</text:p>
          </table:table-cell>
          <table:table-cell table:formula="of:=SMALL([.F$1:.F$11];5)" office:value-type="float" office:value="0.52618" calcext:value-type="float">
            <text:p>0,52618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904" calcext:value-type="float">
            <text:p>0,000904</text:p>
          </table:table-cell>
          <table:table-cell/>
          <table:table-cell table:formula="of:=AVERAGE([.D13:.D17])" office:value-type="float" office:value="0.506599" calcext:value-type="float">
            <text:p>0,506599</text:p>
          </table:table-cell>
          <table:table-cell table:formula="of:=AVERAGE([.E13:.E17])" office:value-type="float" office:value="0.0008116" calcext:value-type="float">
            <text:p>0,0008116</text:p>
          </table:table-cell>
          <table:table-cell table:formula="of:=AVERAGE([.F13:.F17])" office:value-type="float" office:value="0.5074792" calcext:value-type="float">
            <text:p>0,507479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513817" calcext:value-type="float">
            <text:p>0,51381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557575" calcext:value-type="float">
            <text:p>0,557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743" calcext:value-type="float">
            <text:p>0,0007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558333" calcext:value-type="float">
            <text:p>0,55833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605207" calcext:value-type="float">
            <text:p>0,605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874" calcext:value-type="float">
            <text:p>0,0008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606094" calcext:value-type="float">
            <text:p>0,60609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633921" calcext:value-type="float">
            <text:p>0,633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833" calcext:value-type="float">
            <text:p>0,0008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634767" calcext:value-type="float">
            <text:p>0,63476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489937" calcext:value-type="float">
            <text:p>0,4899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864" calcext:value-type="float">
            <text:p>0,0008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490816" calcext:value-type="float">
            <text:p>0,49081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551675" calcext:value-type="float">
            <text:p>0,551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816" calcext:value-type="float">
            <text:p>0,000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552507" calcext:value-type="float">
            <text:p>0,55250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525312" calcext:value-type="float">
            <text:p>0,525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855" calcext:value-type="float">
            <text:p>0,0008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52618" calcext:value-type="float">
            <text:p>0,5261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539299" calcext:value-type="float">
            <text:p>0,5392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774" calcext:value-type="float">
            <text:p>0,0007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540089" calcext:value-type="float">
            <text:p>0,54008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590067" calcext:value-type="float">
            <text:p>0,5900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864" calcext:value-type="float">
            <text:p>0,0008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590944" calcext:value-type="float">
            <text:p>0,59094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535824" calcext:value-type="float">
            <text:p>0,535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613" calcext:value-type="float">
            <text:p>0,0006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536451" calcext:value-type="float">
            <text:p>0,53645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594073" calcext:value-type="float">
            <text:p>0,594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838" calcext:value-type="float">
            <text:p>0,0008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594929" calcext:value-type="float">
            <text:p>0,594929</text:p>
          </table:table-cell>
          <table:table-cell table:number-columns-repeated="4"/>
        </table:table-row>
        <table:table-row table:style-name="ro1" table:number-rows-repeated="59">
          <table:table-cell table:number-columns-repeated="6"/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AVERAGE([.B5];[.B9];[.B13];[.B17];[.B21];[.B25];[.B29];[.B33];[.B37];[.B41];[.B45];[.B49];[.B53];[.B57];[.B61];[.B65];[.B69];[.B73];[.B77];[.B81];[.B85];[.B89];[.B93];[.B97];[.B101];[.B105];[.B109];[.B113];[.B117])" office:value-type="float" office:value="0.547722142857143" calcext:value-type="float">
            <text:p>0,547722142857143</text:p>
          </table:table-cell>
          <table:table-cell table:number-columns-repeated="4"/>
        </table:table-row>
        <table:table-row table:style-name="ro1">
          <table:table-cell/>
          <table:table-cell table:formula="of:=AVERAGE([.B6];[.B10];[.B14];[.B18];[.B22];[.B26];[.B30];[.B34];[.B38];[.B42];[.B46];[.B50];[.B54];[.B58];[.B62];[.B66];[.B70];[.B74];[.B78];[.B82];[.B86];[.B90];[.B94];[.B98];[.B102];[.B106];[.B110];[.B114];[.B118])" office:value-type="float" office:value="0.000826928571428571" calcext:value-type="float">
            <text:p>0,000826928571429</text:p>
          </table:table-cell>
          <table:table-cell table:number-columns-repeated="4"/>
        </table:table-row>
        <table:table-row table:style-name="ro1">
          <table:table-cell/>
          <table:table-cell table:formula="of:=AVERAGE([.B7];[.B11];[.B15];[.B19];[.B23];[.B27];[.B31];[.B35];[.B39];[.B43];[.B47];[.B51];[.B55];[.B59];[.B63];[.B67];[.B71];[.B75];[.B79];[.B83];[.B87];[.B91];[.B95];[.B99];[.B103];[.B107];[.B111];[.B115];[.B119])" office:value-type="float" office:value="0.548563428571428" calcext:value-type="float">
            <text:p>0,54856342857142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23:57:35.0870057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1T23:57:39.410089902</dc:date>
    <meta:editing-duration>PT22M34S</meta:editing-duration>
    <meta:editing-cycles>26</meta:editing-cycles>
    <meta:generator>LibreOffice/6.2.5.2$Linux_X86_64 LibreOffice_project/20$Build-2</meta:generator>
    <meta:document-statistic meta:table-count="1" meta:cell-count="144" meta:object-count="0"/>
  </office:meta>
</office:document-meta>
</file>